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adornments="Standard" style:font-family-generic="swiss" style:font-pitch="variable"/>
    <style:font-face style:name="Albany1" svg:font-family="Albany" style:font-adornments="Fett" style:font-family-generic="swiss" style:font-pitch="variable"/>
    <style:font-face style:name="Arial Unicode MS" svg:font-family="'Arial Unicode MS'" style:font-pitch="variable"/>
    <style:font-face style:name="HG Mincho Light J" svg:font-family="'HG Mincho Light J', 'MS Mincho', 'HG Mincho J', 'HG Mincho L', 'HG Mincho', Mincho, 'Andale Sans UI', 'Arial Unicode MS', 'Lucida Sans Unicode', Tahom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abed6" draw:fill-image-width="1cm" draw:fill-image-height="1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lyt-cool-title">
      <style:graphic-properties draw:stroke="none" draw:fill="none" draw:fill-color="#ffffff" draw:auto-grow-height="true" fo:min-height="3.507cm" loext:decorative="false"/>
      <style:paragraph-properties style:writing-mode="lr-tb"/>
    </style:style>
    <style:style style:name="pr2" style:family="presentation" style:parent-style-name="lyt-cool-outline1">
      <style:graphic-properties draw:stroke="none" draw:fill="none" draw:fill-color="#ffffff" draw:auto-grow-height="true" fo:min-height="13.229cm" loext:decorative="false"/>
      <style:paragraph-properties style:writing-mode="lr-tb"/>
    </style:style>
    <style:style style:name="pr3" style:family="presentation" style:parent-style-name="lyt-cool-notes">
      <style:graphic-properties draw:fill-color="#ffffff" fo:min-height="13.114cm" loext:decorative="false"/>
      <style:paragraph-properties style:writing-mode="lr-tb"/>
    </style:style>
    <style:style style:name="pr4" style:family="presentation" style:parent-style-name="lyt-cool-title">
      <style:graphic-properties fo:min-height="3.507cm" loext:decorative="false"/>
      <style:paragraph-properties style:writing-mode="lr-tb"/>
    </style:style>
    <style:style style:name="pr5" style:family="presentation" style:parent-style-name="lyt-cool-outline1">
      <style:graphic-properties fo:min-height="13.229cm" loext:decorative="false"/>
      <style:paragraph-properties style:writing-mode="lr-tb"/>
    </style:style>
    <style:style style:name="pr6" style:family="presentation" style:parent-style-name="lyt-cool-notes">
      <style:graphic-properties draw:fill-color="#ffffff" fo:min-height="11.409cm" loext:decorative="false"/>
      <style:paragraph-properties style:writing-mode="lr-tb"/>
    </style:style>
    <style:style style:name="pr7" style:family="presentation" style:parent-style-name="lyt-cool-outline1">
      <style:graphic-properties fo:min-height="12.18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1.2cm" fo:margin-right="0cm" fo:text-indent="-0.9cm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4pt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1cm" svg:height="3.507cm" svg:x="2.058cm" svg:y="1.542cm" presentation:class="title">
          <draw:text-box>
            <text:p text:style-name="P1">GDD for GWJ67 - <text:span text:style-name="T1">Parasite</text:span></text:p>
          </draw:text-box>
        </draw:frame>
        <draw:frame presentation:style-name="pr2" draw:text-style-name="P3" draw:layer="layout" svg:width="23.911cm" svg:height="13.229cm" svg:x="2.058cm" svg:y="5.837cm" presentation:class="outline" presentation:user-transformed="true">
          <draw:text-box>
            <text:p><text:span text:style-name="T1">I'm </text:span>gona try using this as a GDD.</text:p>
            <text:p/>
            <text:p>Hopefully I'll actually use a GDD this time, rather than creating it at the start and winging it afterwards.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4" draw:layer="layout" svg:width="23.911cm" svg:height="3.507cm" svg:x="2.058cm" svg:y="1.542cm" presentation:class="title" presentation:user-transformed="true">
          <draw:text-box>
            <text:p>The theme</text:p>
          </draw:text-box>
        </draw:frame>
        <draw:frame presentation:style-name="pr5" draw:layer="layout" svg:width="23.911cm" svg:height="13.229cm" svg:x="2.058cm" svg:y="5.837cm" presentation:class="outline">
          <draw:text-box>
            <text:p>The theme is "Parasite" - the axioms of this theme are as follows:</text:p>
            <text:list text:style-name="L2">
              <text:list-item>
                <text:p>There needs to be one or more entity that infests <text:span text:style-name="T2">something</text:span> in the game.</text:p>
              </text:list-item>
              <text:list-item>
                <text:p>The player plays the role of the parasite OR the parasite is the primary antagonist</text:p>
              </text:list-item>
            </text:list>
            <text:p/>
            <text:p>So far I'm leaning towards the player acting as a defender of a space ship or base that is attacked by infested enemies.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705cm" svg:height="10.279cm" svg:x="3.647cm" svg:y="2.853cm" draw:page-number="2" presentation:class="page"/>
          <draw:frame presentation:style-name="pr6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4" draw:layer="layout" svg:width="23.911cm" svg:height="3.507cm" svg:x="2.058cm" svg:y="1.542cm" presentation:class="title" presentation:user-transformed="true">
          <draw:text-box>
            <text:p>Game vibe</text:p>
          </draw:text-box>
        </draw:frame>
        <draw:frame presentation:style-name="pr5" draw:layer="layout" svg:width="23.911cm" svg:height="13.229cm" svg:x="2.058cm" svg:y="5.837cm" presentation:class="outline" presentation:user-transformed="true">
          <draw:text-box>
            <text:p>Rather than <text:s/>designing a game up-front and creating a detailed plan I would like to focus on 2 things:</text:p>
            <text:list text:style-name="L2">
              <text:list-item>
                <text:p>Making things that are self-contained</text:p>
              </text:list-item>
              <text:list-item>
                <text:p>Focus on how I want the player to feel while playing the game - design around how the player experiences the game, one step at a tim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4" draw:layer="layout" svg:width="23.911cm" svg:height="3.507cm" svg:x="2.058cm" svg:y="1.542cm" presentation:class="title">
          <draw:text-box>
            <text:p>Game vibe</text:p>
          </draw:text-box>
        </draw:frame>
        <draw:frame presentation:style-name="pr7" draw:layer="layout" svg:width="23.911cm" svg:height="12.18cm" svg:x="2.058cm" svg:y="5.837cm" presentation:class="outline" presentation:user-transformed="true">
          <draw:text-box>
            <text:p>What story would I like to tell with this game?</text:p>
            <text:p/>
            <text:list text:style-name="L2">
              <text:list-item>
                <text:p>Goofy comedy? With moon logic? Drag stuff into stuff, make stuff interact in funny ways?</text:p>
              </text:list-item>
              <text:list-item>
                <text:p>Thriller? Everything might be infested. Constant fear and paranoia?</text:p>
              </text:list-item>
              <text:list-item>
                <text:p>Jolly co-operation? Working together? Being helpful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4" draw:layer="layout" svg:width="23.911cm" svg:height="3.507cm" svg:x="2.058cm" svg:y="1.542cm" presentation:class="title">
          <draw:text-box>
            <text:p>What I want to make?</text:p>
          </draw:text-box>
        </draw:frame>
        <draw:frame presentation:style-name="pr5" draw:layer="layout" svg:width="23.911cm" svg:height="13.229cm" svg:x="2.058cm" svg:y="5.837cm" presentation:class="outline">
          <draw:text-box>
            <text:p>These are the things I would like to give a shot in this game jam:</text:p>
            <text:list text:style-name="L2">
              <text:list-item>
                <text:p>Low poly stuff with pixel art textures</text:p>
              </text:list-item>
              <text:list-item>
                <text:p>2D Shader VFX</text:p>
              </text:list-item>
              <text:list-item>
                <text:p>Mini games</text:p>
              </text:list-item>
              <text:list-item>
                <text:p>Static camera with multiple rooms</text:p>
              </text:list-item>
              <text:list-item>
                <text:p>Voice acting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4" draw:layer="layout" svg:width="23.911cm" svg:height="3.507cm" svg:x="2.058cm" svg:y="1.542cm" presentation:class="title">
          <draw:text-box>
            <text:p>Voice acting</text:p>
          </draw:text-box>
        </draw:frame>
        <draw:frame presentation:style-name="pr7" draw:layer="layout" svg:width="23.911cm" svg:height="12.18cm" svg:x="2.058cm" svg:y="5.837cm" presentation:class="outline">
          <draw:text-box>
            <text:p>I see myself as a narrator that speaks to the player.</text:p>
            <text:p/>
            <text:p>Possibly as the antagonist taunting the player off screen.</text:p>
            <text:p/>
            <text:p>Or as someone telling the player what to do – kinda like in Stanley Parabl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6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4" draw:layer="layout" svg:width="23.911cm" svg:height="3.507cm" svg:x="2.058cm" svg:y="1.542cm" presentation:class="title">
          <draw:text-box>
            <text:p>Mini games</text:p>
          </draw:text-box>
        </draw:frame>
        <draw:frame presentation:style-name="pr7" draw:layer="layout" svg:width="23.911cm" svg:height="12.18cm" svg:x="2.058cm" svg:y="5.837cm" presentation:class="outline">
          <draw:text-box>
            <text:p>What is their purpose?</text:p>
            <text:list text:style-name="L2">
              <text:list-item>
                <text:p/>
              </text:list-item>
              <text:list-item>
                <text:p>They work as an additional skill check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7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adornments="Standard" style:font-family-generic="swiss" style:font-pitch="variable"/>
    <style:font-face style:name="Albany1" svg:font-family="Albany" style:font-adornments="Fett" style:font-family-generic="swiss" style:font-pitch="variable"/>
    <style:font-face style:name="Arial Unicode MS" svg:font-family="'Arial Unicode MS'" style:font-pitch="variable"/>
    <style:font-face style:name="HG Mincho Light J" svg:font-family="'HG Mincho Light J', 'MS Mincho', 'HG Mincho J', 'HG Mincho L', 'HG Mincho', Mincho, 'Andale Sans UI', 'Arial Unicode MS', 'Lucida Sans Unicode', Tahom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en" fo:country="US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loext:opacity="10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loext:opacity="100%" style:text-outline="false" style:text-line-through-style="none" style:text-line-through-type="none" style:font-name="Albany" fo:font-family="Albany" style:font-style-name="Standard" style:font-family-generic="swiss" style:font-pitch="variable" fo:font-size="32pt" fo:font-style="normal" fo:text-shadow="none" style:text-underline-style="none" fo:font-weight="normal" style:font-size-asian="18pt" style:font-size-complex="18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598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598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598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598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598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598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598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loext:opacity="100%" style:text-outline="false" style:text-line-through-style="none" style:text-line-through-type="none" style:font-name="Albany1" fo:font-family="Albany" style:font-style-name="Fett" style:font-family-generic="swiss" style:font-pitch="variable" fo:font-size="44pt" fo:font-style="normal" fo:text-shadow="none" style:text-underline-style="none" fo:font-weight="bold" style:font-size-asian="18pt" style:font-size-complex="18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 loext:decorative="fals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 loext:decorative="false"/>
    </style:style>
    <style:style style:name="MP1" style:family="paragraph">
      <loext:graphic-properties draw:fill-color="#dddddd" draw:fill-image-width="1cm" draw:fill-image-height="1cm"/>
      <style:paragraph-properties fo:text-align="center"/>
    </style:style>
    <style:style style:name="MP2" style:family="paragraph">
      <loext:graphic-properties draw:fill-color="#125c8d" draw:fill-image-width="1cm" draw:fill-image-height="1cm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7cm" svg:x="2.058cm" svg:y="1.542cm" presentation:class="title" presentation:placeholder="true">
        <draw:text-box draw:corner-radius="0.001cm"/>
      </draw:frame>
      <draw:frame presentation:style-name="lyt-cool-outline1" draw:layer="backgroundobjects" svg:width="23.911cm" svg:height="12.18cm" svg:x="2.058cm" svg:y="5.837cm" presentation:class="outline" presentation:placeholder="true">
        <draw:text-box draw:corner-radius="0.001cm"/>
      </draw:frame>
      <draw:rect presentation:style-name="Mpr2" draw:text-style-name="MP2" draw:layer="backgroundobjects" svg:width="0.504cm" svg:height="2.551cm" svg:x="0cm" svg:y="0.001cm">
        <text:p/>
      </draw:rect>
      <draw:rect presentation:style-name="Mpr2" draw:text-style-name="MP2" draw:layer="backgroundobjects" svg:width="0.504cm" svg:height="2.551cm" svg:x="0cm" svg:y="6.614cm">
        <text:p/>
      </draw:rect>
      <draw:rect presentation:style-name="Mpr2" draw:text-style-name="MP2" draw:layer="backgroundobjects" svg:width="0.504cm" svg:height="2.551cm" svg:x="0cm" svg:y="3.245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22b49863b83d7bfdb3898aaaf02f7b32e9b8f988</meta:generator>
    <dc:title>Ocean Lodowaty</dc:title>
    <dc:description>Szare tło z szaro-niebieskimi plamami</dc:description>
    <meta:creation-date>2024-03-09T19:58:28.08</meta:creation-date>
    <dc:language>pl-PL</dc:language>
    <meta:editing-cycles>22</meta:editing-cycles>
    <meta:editing-duration>PT3H15M11S</meta:editing-duration>
    <meta:initial-creator>Jakub </meta:initial-creator>
    <dc:date>2024-03-10T11:52:22.532358006</dc:date>
    <meta:document-statistic meta:object-count="40"/>
    <meta:user-defined meta:name="Info 0"/>
    <meta:user-defined meta:name="Info 1"/>
    <meta:user-defined meta:name="Info 2"/>
    <meta:user-defined meta:name="Info 3"/>
    <meta:template xlink:type="simple" xlink:actuate="onRequest" xlink:title="Ocean Lodowaty" xlink:href="../../../../../../Program%20Files%20(x86)/OpenOffice%204/share/template/pl/layout/lyt-cool.otp"/>
  </office:meta>
</office:document-meta>
</file>